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1c1c1c" loext:opacity="100%" style:font-name="DejaVu Math TeX Gyre" fo:font-size="16pt" fo:font-weight="normal" officeooo:rsid="000d43f9" officeooo:paragraph-rsid="000d43f9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1c1c1c" loext:opacity="100%" style:font-name="DejaVu Math TeX Gyre" fo:font-size="16pt" fo:font-weight="normal" officeooo:rsid="000db799" officeooo:paragraph-rsid="000db799" style:font-size-asian="16pt" style:font-weight-asian="normal" style:font-size-complex="16pt" style:font-weight-complex="normal"/>
    </style:style>
    <style:style style:name="T1" style:family="text">
      <style:text-properties officeooo:rsid="000db799"/>
    </style:style>
    <style:style style:name="T2" style:family="text">
      <style:text-properties officeooo:rsid="000dd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ep Riudavets Triay, Estudiant de 1rSMX en l’institut IES Joan Ramis I Ramis.</text:p>
      <text:p text:style-name="P1"/>
      <text:p text:style-name="P1"/>
      <text:p text:style-name="P1"><text:tab/>CERTIFICAT: <text:s/><text:span text:style-name="T1">El senyor Josep Riudavets Triay, amb el DNI Num: 33433433J, esta cursant <text:tab/></text:span></text:p>
      <text:p text:style-name="P1"><text:tab/><text:span text:style-name="T1">1r de Grau Mitja d’informatica en els anys 2023-24.</text:span></text:p>
      <text:p text:style-name="P1"/>
      <text:p text:style-name="P1"/>
      <text:p text:style-name="P1"><text:tab/><text:span text:style-name="T1">I perque consti, he signat aquest document com a director/a de l’insitut IES Joan Ramis I <text:tab/>Ramis.</text:span></text:p>
      <text:p text:style-name="P1"/>
      <text:p text:style-name="P1"/>
      <text:p text:style-name="P2">Maó 29 de Novembre de 2023</text:p>
      <text:p text:style-name="P2"/>
      <text:p text:style-name="P2"><text:tab/><text:tab/><text:tab/><text:tab/><text:tab/><text:tab/><text:tab/> <text:s text:c="4"/><text:span text:style-name="T2">[Rubrica]</text:span></text:p>
      <text:p text:style-name="P2"><text:tab/><text:tab/><text:tab/><text:tab/><text:tab/><text:tab/><text:tab/>Raquel Taltavu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42:32.255273390</meta:creation-date>
    <dc:date>2023-11-29T09:39:00.742979173</dc:date>
    <meta:editing-duration>PT23M1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61" meta:character-count="387" meta:non-whitespace-character-count="307"/>
  </office:meta>
</office:document-meta>
</file>